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85cm" fo:min-width="0cm"/>
    </style:style>
    <style:style style:name="pr1" style:family="presentation" style:parent-style-name="Default-notes">
      <style:graphic-properties draw:stroke="none" draw:fill="none" draw:fill-color="#ffffff" draw:auto-grow-height="true" fo:min-height="12.499cm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98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53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809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57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9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48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title">
      <style:graphic-properties draw:auto-grow-height="true" fo:min-height="3.433cm"/>
    </style:style>
    <style:style style:name="pr9" style:family="presentation" style:parent-style-name="Default-outline1">
      <style:graphic-properties draw:auto-grow-height="true" fo:min-height="13.787cm"/>
    </style:style>
    <style:style style:name="pr10" style:family="presentation" style:parent-style-name="Default-notes">
      <style:graphic-properties draw:fill-color="#ffffff" fo:min-height="12.248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99cm" fo:min-width="0cm" fo:padding-top="0cm" fo:padding-bottom="0cm" fo:padding-left="0cm" fo:padding-right="0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84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76%" fo:text-indent="0cm" style:line-break="strict"/>
    </style:style>
    <style:style style:name="P4" style:family="paragraph">
      <style:paragraph-properties fo:margin-left="0cm" fo:margin-right="0cm" fo:margin-top="0cm" fo:margin-bottom="0.502cm" fo:line-height="100%" fo:text-indent="0cm" style:line-break="strict"/>
    </style:style>
    <style:style style:name="P5" style:family="paragraph">
      <style:paragraph-properties fo:margin-left="0cm" fo:margin-right="0cm" fo:margin-top="0cm" fo:margin-bottom="0cm" fo:line-height="93%" fo:text-indent="0cm" style:line-break="strict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margin-left="0cm" fo:margin-right="0cm" fo:line-height="71%" fo:text-indent="0cm" style:line-break="strict"/>
    </style:style>
    <style:style style:name="P9" style:family="paragraph">
      <style:paragraph-properties fo:margin-left="0cm" fo:margin-right="0cm" fo:margin-top="0cm" fo:margin-bottom="0cm" fo:line-height="100%" fo:text-indent="0cm" style:line-break="strict"/>
    </style:style>
    <style:style style:name="P10" style:family="paragraph">
      <style:paragraph-properties fo:margin-left="1.128cm" fo:margin-right="0cm" fo:margin-top="0cm" fo:margin-bottom="0cm" fo:line-height="95%" fo:text-indent="-0.837cm" style:line-break="strict"/>
    </style:style>
    <style:style style:name="P11" style:family="paragraph">
      <style:paragraph-properties fo:margin-left="1.128cm" fo:margin-right="0cm" fo:margin-top="0cm" fo:margin-bottom="0cm" fo:line-height="93%" fo:text-indent="-0.837cm" style:line-break="strict"/>
    </style:style>
    <style:style style:name="P12" style:family="paragraph">
      <style:paragraph-properties fo:line-height="100%"/>
    </style:style>
    <style:style style:name="P13" style:family="paragraph">
      <style:paragraph-properties fo:line-height="100%"/>
      <style:text-properties fo:font-size="22pt" style:font-size-asian="22pt" style:font-size-complex="22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/>
      <style:text-properties fo:font-family="'Courier New'" style:font-family-generic="modern" style:font-pitch="fixed" fo:font-size="12pt" style:font-size-asian="12pt" style:font-size-complex="12pt"/>
    </style:style>
    <style:style style:name="P16" style:family="paragraph">
      <style:paragraph-properties fo:margin-left="1.128cm" fo:margin-right="0cm" fo:margin-top="0cm" fo:margin-bottom="0cm" fo:line-height="95%" fo:text-align="start" fo:text-indent="-0.837cm" style:line-break="strict">
        <style:tab-stops>
          <style:tab-stop style:position="0cm"/>
          <style:tab-stop style:position="0.132cm"/>
          <style:tab-stop style:position="1.402cm"/>
          <style:tab-stop style:position="2.672cm"/>
          <style:tab-stop style:position="3.942cm"/>
          <style:tab-stop style:position="5.212cm"/>
          <style:tab-stop style:position="6.482cm"/>
          <style:tab-stop style:position="7.752cm"/>
          <style:tab-stop style:position="9.022cm"/>
          <style:tab-stop style:position="10.292cm"/>
          <style:tab-stop style:position="11.562cm"/>
          <style:tab-stop style:position="12.832cm"/>
          <style:tab-stop style:position="14.102cm"/>
          <style:tab-stop style:position="15.372cm"/>
          <style:tab-stop style:position="16.642cm"/>
          <style:tab-stop style:position="17.912cm"/>
          <style:tab-stop style:position="19.182cm"/>
          <style:tab-stop style:position="20.452cm"/>
          <style:tab-stop style:position="21.722cm"/>
          <style:tab-stop style:position="22.992cm"/>
          <style:tab-stop style:position="24.262cm"/>
          <style:tab-stop style:position="24.271cm"/>
          <style:tab-stop style:position="25.541cm"/>
          <style:tab-stop style:position="26.811cm"/>
          <style:tab-stop style:position="28.081cm"/>
        </style:tab-stops>
      </style:paragraph-properties>
    </style:style>
    <style:style style:name="P17" style:family="paragraph">
      <style:paragraph-properties fo:margin-left="1.128cm" fo:margin-right="0cm" fo:margin-top="0cm" fo:margin-bottom="0cm" fo:line-height="95%" fo:text-align="start" fo:text-indent="-0.837cm" style:line-break="strict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font-family="'Courier New'" style:font-family-generic="modern" style:font-pitch="fixed" fo:font-size="20pt" fo:language="en" fo:country="GB" style:font-size-asian="20pt" style:font-size-complex="20pt"/>
    </style:style>
    <style:style style:name="T5" style:family="text">
      <style:text-properties fo:font-size="28pt" fo:language="en" fo:country="GB" style:font-size-asian="28pt" style:font-size-complex="28pt"/>
    </style:style>
    <style:style style:name="T6" style:family="text">
      <style:text-properties fo:font-family="'Courier New'" style:font-family-generic="modern" style:font-pitch="fixed" fo:font-size="22pt" fo:language="en" fo:country="GB" style:font-size-asian="22pt" style:font-size-complex="22pt"/>
    </style:style>
    <style:style style:name="T7" style:family="text">
      <style:text-properties fo:font-family="Arial" style:font-family-generic="roman" style:font-pitch="variable" fo:font-size="24pt" fo:language="en" fo:country="GB" style:font-size-asian="24pt" style:font-size-complex="24pt"/>
    </style:style>
    <style:style style:name="T8" style:family="text">
      <style:text-properties fo:font-family="'Courier New'" style:font-family-generic="modern" style:font-pitch="fixed" fo:font-size="24pt" fo:language="en" fo:country="GB" style:font-size-asian="24pt" style:font-size-complex="24pt"/>
    </style:style>
    <style:style style:name="T9" style:family="text">
      <style:text-properties fo:font-family="'Courier New'" style:font-family-generic="modern" style:font-pitch="fixed" fo:font-size="24pt" fo:language="en" fo:country="GB" fo:font-weight="bold" style:font-size-asian="24pt" style:font-weight-asian="bold" style:font-size-complex="24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family="'Courier New'" style:font-family-generic="modern" style:font-pitch="fixed" fo:font-size="12pt" style:font-size-asian="12pt" style:font-size-complex="12pt"/>
    </style:style>
    <style:style style:name="T12" style:family="text">
      <style:text-properties fo:font-family="'Courier New'" style:font-family-generic="modern" style:font-pitch="fixed" fo:font-size="10pt" fo:language="en" fo:country="GB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37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1cm" text:min-label-width="0.767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36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89cm" text:min-label-width="0.538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1cm" text:min-label-width="0.767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36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89cm" text:min-label-width="0.538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</text:list-style>
    <text:list-style style:name="L5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4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cm" text:min-label-width="0.538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55cm" text:min-label-width="0.573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38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CS3468, Qijun Gu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21" presentation:use-footer-name="ftr1" presentation:use-date-time-name="dtd1">
        <office:forms form:automatic-focus="false" form:apply-design-mode="false"/>
        <draw:custom-shape draw:style-name="gr1" draw:text-style-name="P2" draw:layer="layout" svg:width="25.197cm" svg:height="17.934cm" svg:x="1.398cm" svg:y="0.838cm">
          <text:p text:style-name="P1"><text:span text:style-name="T1">AVR Programming II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8cm" svg:height="12.499cm" svg:x="2.161cm" svg:y="13.2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35cm" svg:height="3.198cm" svg:x="1.397cm" svg:y="0.96cm" presentation:class="title" presentation:user-transformed="true">
          <draw:text-box>
            <text:p text:style-name="P3"><text:span text:style-name="T2">ISA</text:span></text:p>
          </draw:text-box>
        </draw:frame>
        <draw:frame presentation:style-name="pr3" draw:text-style-name="P2" draw:layer="layout" svg:width="25.135cm" svg:height="13.553cm" svg:x="1.397cm" svg:y="4.912cm" presentation:class="outline" presentation:user-transformed="true">
          <draw:text-box>
            <text:list text:style-name="L3">
              <text:list-item>
                <text:p text:style-name="P4"><text:span text:style-name="T2">Addressing</text:span></text:p>
              </text:list-item>
              <text:list-item>
                <text:p text:style-name="P4"><text:span text:style-name="T2">Instructions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908cm" svg:height="10.41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8cm" svg:height="12.499cm" svg:x="2.161cm" svg:y="13.2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35cm" svg:height="3.198cm" svg:x="1.397cm" svg:y="0.96cm" presentation:class="title" presentation:user-transformed="true">
          <draw:text-box>
            <text:p text:style-name="P3"><text:span text:style-name="T2">Addressing</text:span></text:p>
          </draw:text-box>
        </draw:frame>
        <draw:frame presentation:style-name="pr4" draw:text-style-name="P2" draw:layer="layout" svg:width="25.135cm" svg:height="14.809cm" svg:x="1.397cm" svg:y="4.912cm" presentation:class="outline" presentation:user-transformed="true">
          <draw:text-box>
            <text:list text:style-name="L3">
              <text:list-item>
                <text:p text:style-name="P5"><text:span text:style-name="T2">Direct acces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Register direct</text:span></text:p>
                  </text:list-item>
                  <text:list-item>
                    <text:p text:style-name="P5"><text:span text:style-name="T2">I/O direct</text:span></text:p>
                  </text:list-item>
                  <text:list-item>
                    <text:p text:style-name="P5"><text:span text:style-name="T2">Data direc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Indirect data space acces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Data indirect</text:span></text:p>
                  </text:list-item>
                  <text:list-item>
                    <text:p text:style-name="P5"><text:span text:style-name="T2">Data indirect with displacement</text:span></text:p>
                  </text:list-item>
                  <text:list-item>
                    <text:p text:style-name="P5"><text:span text:style-name="T2">Data indirect with pre-decrement</text:span></text:p>
                  </text:list-item>
                  <text:list-item>
                    <text:p text:style-name="P5"><text:span text:style-name="T2">Data indirect with post-incremen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Program acces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Direct program access</text:span></text:p>
                  </text:list-item>
                  <text:list-item>
                    <text:p text:style-name="P5"><text:span text:style-name="T2">Indirect program access</text:span></text:p>
                  </text:list-item>
                  <text:list-item>
                    <text:p text:style-name="P5"><text:span text:style-name="T2">Relative program acces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08cm" svg:height="10.41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8cm" svg:height="12.499cm" svg:x="2.161cm" svg:y="13.2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35cm" svg:height="3.198cm" svg:x="1.397cm" svg:y="0.96cm" presentation:class="title" presentation:user-transformed="true">
          <draw:text-box>
            <text:p text:style-name="P3"><text:span text:style-name="T2">Instructions</text:span></text:p>
          </draw:text-box>
        </draw:frame>
        <draw:frame presentation:style-name="pr5" draw:text-style-name="P2" draw:layer="layout" svg:width="25.135cm" svg:height="13.557cm" svg:x="1.397cm" svg:y="4.912cm" presentation:class="outline" presentation:user-transformed="true">
          <draw:text-box>
            <text:list text:style-name="L3">
              <text:list-item>
                <text:p text:style-name="P6"><text:span text:style-name="T2">Arithmetic and logic instruction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ADD</text:span><text:span text:style-name="T2"> (SUB), </text:span><text:span text:style-name="T3">SUBI</text:span><text:span text:style-name="T2"> (no ADI), </text:span><text:span text:style-name="T3">ADIW</text:span></text:p>
                  </text:list-item>
                  <text:list-item>
                    <text:p text:style-name="P7"><text:span text:style-name="T2">AND, ANDI</text:span></text:p>
                  </text:list-item>
                  <text:list-item>
                    <text:p text:style-name="P7"><text:span text:style-name="T3">COM</text:span><text:span text:style-name="T2">, NEG</text:span></text:p>
                  </text:list-item>
                  <text:list-item>
                    <text:p text:style-name="P7"><text:span text:style-name="T3">SBR</text:span><text:span text:style-name="T2">, CBR</text:span></text:p>
                  </text:list-item>
                  <text:list-item>
                    <text:p text:style-name="P7"><text:span text:style-name="T2">INC, DEC</text:span></text:p>
                  </text:list-item>
                  <text:list-item>
                    <text:p text:style-name="P7"><text:span text:style-name="T3">CLR</text:span><text:span text:style-name="T2">, SER</text:span></text:p>
                  </text:list-item>
                  <text:list-item>
                    <text:p text:style-name="P7"><text:span text:style-name="T3">MUL</text:span></text:p>
                  </text:list-item>
                  <text:list-item>
                    <text:p text:style-name="P7"><text:span text:style-name="T2">Flags in SREG ( eg. what is V for ADD?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08cm" svg:height="10.41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8cm" svg:height="12.499cm" svg:x="2.161cm" svg:y="13.2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" draw:layer="layout" svg:width="25.131cm" svg:height="3.19cm" svg:x="1.397cm" svg:y="0.96cm" presentation:class="title" presentation:user-transformed="true">
          <draw:text-box>
            <text:p text:style-name="P8"><text:span text:style-name="T2">Instructions</text:span></text:p>
          </draw:text-box>
        </draw:frame>
        <draw:frame presentation:style-name="pr7" draw:text-style-name="P2" draw:layer="layout" svg:width="25.131cm" svg:height="13.548cm" svg:x="1.397cm" svg:y="4.911cm" presentation:class="outline" presentation:user-transformed="true">
          <draw:text-box>
            <text:list text:style-name="L3">
              <text:list-item>
                <text:p text:style-name="P6"><text:span text:style-name="T2">Branch instruction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JMP, </text:span><text:span text:style-name="T3">RJMP</text:span><text:span text:style-name="T2">, </text:span><text:span text:style-name="T3">IJMP</text:span></text:p>
                  </text:list-item>
                  <text:list-item>
                    <text:p text:style-name="P7"><text:span text:style-name="T3">CALL</text:span><text:span text:style-name="T2">, RCALL, ICALL</text:span></text:p>
                  </text:list-item>
                  <text:list-item>
                    <text:p text:style-name="P7"><text:span text:style-name="T3">RET</text:span><text:span text:style-name="T2">, </text:span><text:span text:style-name="T3">RETI</text:span></text:p>
                  </text:list-item>
                  <text:list-item>
                    <text:p text:style-name="P7"><text:span text:style-name="T2">CP, </text:span><text:span text:style-name="T3">CPI</text:span></text:p>
                  </text:list-item>
                  <text:list-item>
                    <text:p text:style-name="P7"><text:span text:style-name="T2">BRXX</text:span></text:p>
                  </text:list-item>
                  <text:list-item>
                    <text:p text:style-name="P7"><text:span text:style-name="T2">CPSE, SBXX</text:span></text:p>
                  </text:list-item>
                  <text:list-item>
                    <text:p text:style-name="P7"><text:span text:style-name="T2">Range of branch?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04cm" svg:height="10.411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8cm" svg:height="12.499cm" svg:x="2.161cm" svg:y="13.2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" draw:layer="layout" svg:width="25.131cm" svg:height="3.19cm" svg:x="1.397cm" svg:y="0.96cm" presentation:class="title" presentation:user-transformed="true">
          <draw:text-box>
            <text:p text:style-name="P8"><text:span text:style-name="T2">Instructions</text:span></text:p>
          </draw:text-box>
        </draw:frame>
        <draw:frame presentation:style-name="pr7" draw:text-style-name="P2" draw:layer="layout" svg:width="25.131cm" svg:height="13.548cm" svg:x="1.397cm" svg:y="4.911cm" presentation:class="outline" presentation:user-transformed="true">
          <draw:text-box>
            <text:list text:style-name="L3">
              <text:list-item>
                <text:p text:style-name="P6"><text:span text:style-name="T2">Data transfer instruction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LD</text:span><text:span text:style-name="T2"> (ST), </text:span><text:span text:style-name="T3">LDI</text:span><text:span text:style-name="T2"> (no STI), </text:span><text:span text:style-name="T3">LDD</text:span><text:span text:style-name="T2"> (STD)‏</text:span></text:p>
                  </text:list-item>
                  <text:list-item>
                    <text:p text:style-name="P7"><text:span text:style-name="T2">MOV, </text:span><text:span text:style-name="T3">MOVW</text:span></text:p>
                  </text:list-item>
                  <text:list-item>
                    <text:p text:style-name="P7"><text:span text:style-name="T3">IN</text:span><text:span text:style-name="T2">, OUT</text:span></text:p>
                  </text:list-item>
                  <text:list-item>
                    <text:p text:style-name="P7"><text:span text:style-name="T2">PUSH, POP</text:span></text:p>
                  </text:list-item>
                  <text:list-item>
                    <text:p text:style-name="P7"><text:span text:style-name="T2">Target address?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04cm" svg:height="10.411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8cm" svg:height="12.499cm" svg:x="2.161cm" svg:y="13.2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" draw:layer="layout" svg:width="25.131cm" svg:height="3.19cm" svg:x="1.397cm" svg:y="0.96cm" presentation:class="title" presentation:user-transformed="true">
          <draw:text-box>
            <text:p text:style-name="P8"><text:span text:style-name="T2">Instructions</text:span></text:p>
          </draw:text-box>
        </draw:frame>
        <draw:frame presentation:style-name="pr7" draw:text-style-name="P2" draw:layer="layout" svg:width="25.131cm" svg:height="13.548cm" svg:x="1.397cm" svg:y="4.911cm" presentation:class="outline" presentation:user-transformed="true">
          <draw:text-box>
            <text:list text:style-name="L3">
              <text:list-item>
                <text:p text:style-name="P6"><text:span text:style-name="T2">Bit and bit-test instruction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SBI</text:span><text:span text:style-name="T2">, CBI (for I/O registers)‏</text:span></text:p>
                  </text:list-item>
                  <text:list-item>
                    <text:p text:style-name="P7"><text:span text:style-name="T3">BSET</text:span><text:span text:style-name="T2">, BCLR (for SREG)‏</text:span></text:p>
                  </text:list-item>
                  <text:list-item>
                    <text:p text:style-name="P7"><text:span text:style-name="T3">SEX</text:span><text:span text:style-name="T2">, CLX (for SREG's X flag)‏</text:span></text:p>
                  </text:list-item>
                  <text:list-item>
                    <text:p text:style-name="P7"><text:span text:style-name="T2">Target registers?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MCU control instruc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NOP</text:span></text:p>
                  </text:list-item>
                  <text:list-item>
                    <text:p text:style-name="P7"><text:span text:style-name="T3">SLEEP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04cm" svg:height="10.411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8cm" svg:height="12.499cm" svg:x="2.161cm" svg:y="13.2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22cm" svg:height="3.433cm" svg:x="1.398cm" svg:y="0.837cm" presentation:class="title">
          <draw:text-box>
            <text:p>Example: Case 10</text:p>
          </draw:text-box>
        </draw:frame>
        <draw:frame presentation:style-name="pr9" draw:text-style-name="P5" draw:layer="layout" svg:width="25.122cm" svg:height="13.787cm" svg:x="1.398cm" svg:y="4.912cm" presentation:class="outline" presentation:user-transformed="true">
          <draw:text-box>
            <text:list text:style-name="L3">
              <text:list-item>
                <text:p text:style-name="P5"><text:span text:style-name="T2">for (i=0;i&lt;k;i++) j=j+i;</text:span></text:p>
              </text:list-item>
            </text:list>
            <text:p text:style-name="P9"><text:span text:style-name="T2">Assume r12:13 for j, r14 for i, r16 for k.</text:span></text:p>
            <text:p text:style-name="P9"><text:span text:style-name="T4">clr r12</text:span></text:p>
            <text:p text:style-name="P9"><text:span text:style-name="T4">clr r13</text:span></text:p>
            <text:p text:style-name="P9"><text:span text:style-name="T4">clr r14</text:span></text:p>
            <text:p text:style-name="P9"><text:span text:style-name="T4">clr r15</text:span></text:p>
            <text:p text:style-name="P9"><text:span text:style-name="T4">ForBegin:</text:span></text:p>
            <text:p text:style-name="P9"><text:span text:style-name="T4">cp r14, r16</text:span></text:p>
            <text:p text:style-name="P9"><text:span text:style-name="T4">brlo ForLoop</text:span></text:p>
            <text:p text:style-name="P9"><text:span text:style-name="T4">rjmp ForEnd</text:span></text:p>
            <text:p text:style-name="P9"><text:span text:style-name="T4"><text:s text:c="2"/></text:span><text:span text:style-name="T4">ForLoop:</text:span></text:p>
            <text:p text:style-name="P9"><text:span text:style-name="T4"><text:s text:c="2"/></text:span><text:span text:style-name="T4">add r12, r14</text:span></text:p>
            <text:p text:style-name="P9"><text:span text:style-name="T4"><text:s text:c="2"/></text:span><text:span text:style-name="T4">adc r13, r15</text:span></text:p>
            <text:p text:style-name="P9"><text:span text:style-name="T4"><text:s text:c="2"/></text:span><text:span text:style-name="T4">inc r14</text:span></text:p>
            <text:p text:style-name="P9"><text:span text:style-name="T4"><text:s text:c="2"/></text:span><text:span text:style-name="T4">rjmp ForBegin</text:span></text:p>
            <text:p text:style-name="P9"><text:span text:style-name="T4">ForEnd:</text:span></text:p>
          </draw:text-box>
        </draw:frame>
        <presentation:notes draw:style-name="dp2">
          <draw:page-thumbnail draw:style-name="gr3" draw:layer="layout" svg:width="13.895cm" svg:height="10.404cm" svg:x="3.809cm" svg:y="2.12cm" draw:page-number="8" presentation:class="page"/>
          <draw:frame presentation:style-name="pr10" draw:layer="layout" svg:width="17.198cm" svg:height="12.248cm" svg:x="2.161cm" svg:y="13.2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22cm" svg:height="3.433cm" svg:x="1.398cm" svg:y="0.837cm" presentation:class="title">
          <draw:text-box>
            <text:p>Example: Case 10</text:p>
          </draw:text-box>
        </draw:frame>
        <draw:frame presentation:style-name="pr11" draw:text-style-name="P2" draw:layer="layout" svg:width="12.263cm" svg:height="13.899cm" svg:x="1.398cm" svg:y="4.913cm" presentation:class="outline" presentation:user-transformed="true">
          <draw:text-box>
            <text:list text:style-name="L3">
              <text:list-item>
                <text:p text:style-name="P5"><text:span text:style-name="T5">y=foo(x=20);</text:span></text:p>
              </text:list-item>
            </text:list>
            <text:p text:style-name="P10"><text:span text:style-name="T6">Assume r16 is for x</text:span></text:p>
            <text:p text:style-name="P10"><text:span text:style-name="T6">Assume r2:3 is for y</text:span></text:p>
            <text:p text:style-name="P10"><text:span text:style-name="T6">Assume r0:1 is for return</text:span></text:p>
            <text:p text:style-name="P10"><text:span text:style-name="T4"><text:s text:c="2"/></text:span><text:span text:style-name="T4">ldi r16, 20</text:span></text:p>
            <text:p text:style-name="P10"><text:span text:style-name="T4"><text:s text:c="2"/></text:span><text:span text:style-name="T4">call FOO</text:span></text:p>
            <text:p text:style-name="P10"><text:span text:style-name="T4"><text:s text:c="2"/></text:span><text:span text:style-name="T4">mov r2, r0</text:span></text:p>
            <text:p text:style-name="P10"><text:span text:style-name="T4"><text:s text:c="2"/></text:span><text:span text:style-name="T4">mov r3, r1</text:span></text:p>
            <text:p text:style-name="P11"><text:span text:style-name="T7"/></text:p>
            <text:p text:style-name="P10"><text:span text:style-name="T8">int foo(int k) {</text:span></text:p>
            <text:p text:style-name="P10"><text:span text:style-name="T8"><text:s text:c="2"/></text:span><text:span text:style-name="T8">int i,j;</text:span></text:p>
            <text:p text:style-name="P10"><text:span text:style-name="T8"><text:s text:c="2"/></text:span><text:span text:style-name="T8">j=0;</text:span></text:p>
            <text:p text:style-name="P10"><text:span text:style-name="T9"><text:s text:c="2"/></text:span><text:span text:style-name="T9">for (i=0;i&lt;k;i++)‏</text:span></text:p>
            <text:p text:style-name="P10"><text:span text:style-name="T9"><text:s text:c="4"/></text:span><text:span text:style-name="T9">j=j+i;</text:span></text:p>
            <text:p text:style-name="P10"><text:span text:style-name="T8"><text:s text:c="2"/></text:span><text:span text:style-name="T8">return j;</text:span></text:p>
            <text:p text:style-name="P10"><text:span text:style-name="T8">}</text:span></text:p>
          </draw:text-box>
        </draw:frame>
        <draw:frame draw:style-name="gr4" draw:text-style-name="P13" draw:layer="layout" svg:width="6.35cm" svg:height="13.335cm" svg:x="14.605cm" svg:y="5.081cm">
          <draw:text-box>
            <text:p text:style-name="P12"><text:span text:style-name="T10">FOO:</text:span></text:p>
            <text:p text:style-name="P12"><text:span text:style-name="T10">push r12</text:span></text:p>
            <text:p text:style-name="P12"><text:span text:style-name="T10">push r13</text:span></text:p>
            <text:p text:style-name="P12"><text:span text:style-name="T10">push r14</text:span></text:p>
            <text:p text:style-name="P12"><text:span text:style-name="T10">push r15</text:span></text:p>
            <text:p text:style-name="P12"><text:span text:style-name="T10">push r16</text:span></text:p>
            <text:p text:style-name="P12"><text:span text:style-name="T10">clr r12</text:span></text:p>
            <text:p text:style-name="P12"><text:span text:style-name="T10">clr r13</text:span></text:p>
            <text:p text:style-name="P12"><text:span text:style-name="T10">clr r14</text:span></text:p>
            <text:p text:style-name="P12"><text:span text:style-name="T10">clr r15</text:span></text:p>
            <text:p text:style-name="P12"><text:span text:style-name="T10">ForBegin:</text:span></text:p>
            <text:p text:style-name="P12"><text:span text:style-name="T10">cp r14, r16</text:span></text:p>
            <text:p text:style-name="P12"><text:span text:style-name="T10">brlo ForLoop</text:span></text:p>
            <text:p text:style-name="P12"><text:span text:style-name="T10">rjmp ForEnd</text:span></text:p>
          </draw:text-box>
        </draw:frame>
        <draw:frame draw:style-name="gr5" draw:text-style-name="P13" draw:layer="layout" svg:width="5.794cm" svg:height="13.335cm" svg:x="20.876cm" svg:y="5.081cm">
          <draw:text-box>
            <text:p text:style-name="P12"><text:span text:style-name="T10"><text:s text:c="2"/></text:span><text:span text:style-name="T10">ForLoop:</text:span></text:p>
            <text:p text:style-name="P12"><text:span text:style-name="T10"><text:s text:c="2"/></text:span><text:span text:style-name="T10">add r12, r14</text:span></text:p>
            <text:p text:style-name="P12"><text:span text:style-name="T10"><text:s text:c="2"/></text:span><text:span text:style-name="T10">adc r13, r15</text:span></text:p>
            <text:p text:style-name="P12"><text:span text:style-name="T10"><text:s text:c="2"/></text:span><text:span text:style-name="T10">inc r14</text:span></text:p>
            <text:p text:style-name="P12"><text:span text:style-name="T10"><text:s text:c="2"/></text:span><text:span text:style-name="T10">rjmp ForBegin</text:span></text:p>
            <text:p text:style-name="P12"><text:span text:style-name="T10">ForEnd:</text:span></text:p>
            <text:p text:style-name="P12"><text:span text:style-name="T10">mov r0, r12</text:span></text:p>
            <text:p text:style-name="P12"><text:span text:style-name="T10">mov r1, r13</text:span></text:p>
            <text:p text:style-name="P12"><text:span text:style-name="T10">pop r16</text:span></text:p>
            <text:p text:style-name="P12"><text:span text:style-name="T10">pop r15</text:span></text:p>
            <text:p text:style-name="P12"><text:span text:style-name="T10">pop r14</text:span></text:p>
            <text:p text:style-name="P12"><text:span text:style-name="T10">pop r13</text:span></text:p>
            <text:p text:style-name="P12"><text:span text:style-name="T10">pop r12</text:span></text:p>
            <text:p text:style-name="P12"><text:span text:style-name="T10">ret</text:span></text:p>
          </draw:text-box>
        </draw:frame>
        <presentation:notes draw:style-name="dp2">
          <draw:page-thumbnail draw:style-name="gr3" draw:layer="layout" svg:width="13.895cm" svg:height="10.404cm" svg:x="3.809cm" svg:y="2.12cm" draw:page-number="9" presentation:class="page"/>
          <draw:frame presentation:style-name="pr10" draw:layer="layout" svg:width="17.198cm" svg:height="12.248cm" svg:x="2.161cm" svg:y="13.2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22cm" svg:height="3.433cm" svg:x="1.398cm" svg:y="0.837cm" presentation:class="title">
          <draw:text-box>
            <text:p>Example: Case 11</text:p>
          </draw:text-box>
        </draw:frame>
        <draw:frame presentation:style-name="pr9" draw:text-style-name="P15" draw:layer="layout" svg:width="25.907cm" svg:height="13.787cm" svg:x="1.399cm" svg:y="4.912cm" presentation:class="outline" presentation:user-transformed="true">
          <draw:text-box>
            <text:p text:style-name="P14"><text:span text:style-name="T11"><text:s text:c="2"/></text:span><text:span text:style-name="T11">... ;</text:span></text:p>
            <text:p text:style-name="P14"><text:span text:style-name="T11"><text:s text:c="2"/></text:span><text:span text:style-name="T11">c2:</text:span><text:span text:style-name="T11"><text:tab/></text:span><text:span text:style-name="T11">0e 94 67 00 </text:span><text:span text:style-name="T11"><text:tab/></text:span><text:span text:style-name="T11">jmp</text:span><text:span text:style-name="T11"><text:tab/></text:span><text:span text:style-name="T11">0xce</text:span><text:span text:style-name="T11"><text:tab/></text:span><text:span text:style-name="T11"><text:tab/></text:span><text:span text:style-name="T11">; jump to &lt;main&gt; at 0xce.</text:span></text:p>
            <text:p text:style-name="P14"><text:span text:style-name="T11"><text:s text:c="2"/></text:span><text:span text:style-name="T11">... ;</text:span></text:p>
            <text:p text:style-name="P14"><text:span text:style-name="T11">000000ce &lt;main&gt;:</text:span><text:span text:style-name="T11"><text:tab/></text:span><text:span text:style-name="T11"><text:tab/></text:span><text:span text:style-name="T11"><text:tab/></text:span><text:span text:style-name="T11"><text:tab/></text:span><text:span text:style-name="T11">; the stack pointer of &lt;main&gt; is at 0x10FF.</text:span></text:p>
            <text:p text:style-name="P14"><text:span text:style-name="T11"><text:s text:c="2"/></text:span><text:span text:style-name="T11">ce:</text:span><text:span text:style-name="T11"><text:tab/></text:span><text:span text:style-name="T11">c7 ef <text:s text:c="6"/></text:span><text:span text:style-name="T11"><text:tab/></text:span><text:span text:style-name="T11">ldi</text:span><text:span text:style-name="T11"><text:tab/></text:span><text:span text:style-name="T11">r28, 0xF7</text:span><text:span text:style-name="T11"><text:tab/></text:span><text:span text:style-name="T11">; move up the stack pointer to 0x10F7, because b[8] is at 0x10F8.</text:span></text:p>
            <text:p text:style-name="P14"><text:span text:style-name="T11"><text:s text:c="2"/></text:span><text:span text:style-name="T11">d0:</text:span><text:span text:style-name="T11"><text:tab/></text:span><text:span text:style-name="T11">d0 e1 <text:s text:c="6"/></text:span><text:span text:style-name="T11"><text:tab/></text:span><text:span text:style-name="T11">ldi</text:span><text:span text:style-name="T11"><text:tab/></text:span><text:span text:style-name="T11">r29, 0x10</text:span><text:span text:style-name="T11"><text:tab/></text:span><text:span text:style-name="T11">;</text:span></text:p>
            <text:p text:style-name="P14"><text:span text:style-name="T11"><text:s text:c="2"/></text:span><text:span text:style-name="T11">d2:</text:span><text:span text:style-name="T11"><text:tab/></text:span><text:span text:style-name="T11">de bf <text:s text:c="6"/></text:span><text:span text:style-name="T11"><text:tab/></text:span><text:span text:style-name="T11">out</text:span><text:span text:style-name="T11"><text:tab/></text:span><text:span text:style-name="T11">0x3e, r29</text:span><text:span text:style-name="T11"><text:tab/></text:span><text:span text:style-name="T11">; store the new stack pointer.</text:span></text:p>
            <text:p text:style-name="P14"><text:span text:style-name="T11"><text:s text:c="2"/></text:span><text:span text:style-name="T11">d4:</text:span><text:span text:style-name="T11"><text:tab/></text:span><text:span text:style-name="T11">cd bf <text:s text:c="6"/></text:span><text:span text:style-name="T11"><text:tab/></text:span><text:span text:style-name="T11">out</text:span><text:span text:style-name="T11"><text:tab/></text:span><text:span text:style-name="T11">0x3d, r28</text:span><text:span text:style-name="T11"><text:tab/></text:span><text:span text:style-name="T11">;</text:span></text:p>
            <text:p text:style-name="P14"><text:span text:style-name="T11"><text:s text:c="2"/></text:span><text:span text:style-name="T11">d6:</text:span><text:span text:style-name="T11"><text:tab/></text:span><text:span text:style-name="T11">80 e0 <text:s text:c="6"/></text:span><text:span text:style-name="T11"><text:tab/></text:span><text:span text:style-name="T11">ldi</text:span><text:span text:style-name="T11"><text:tab/></text:span><text:span text:style-name="T11">r24, 0x00</text:span><text:span text:style-name="T11"><text:tab/></text:span><text:span text:style-name="T11">; a[] is at 0x0100</text:span></text:p>
            <text:p text:style-name="P14"><text:span text:style-name="T11"><text:s text:c="2"/></text:span><text:span text:style-name="T11">d8:</text:span><text:span text:style-name="T11"><text:tab/></text:span><text:span text:style-name="T11">91 e0 <text:s text:c="6"/></text:span><text:span text:style-name="T11"><text:tab/></text:span><text:span text:style-name="T11">ldi</text:span><text:span text:style-name="T11"><text:tab/></text:span><text:span text:style-name="T11">r25, 0x01</text:span><text:span text:style-name="T11"><text:tab/></text:span><text:span text:style-name="T11">; the address of a[] is loaded in r24:25</text:span></text:p>
            <text:p text:style-name="P14"><text:span text:style-name="T11"><text:s text:c="2"/></text:span><text:span text:style-name="T11">da:</text:span><text:span text:style-name="T11"><text:tab/></text:span><text:span text:style-name="T11">bc 01 <text:s text:c="6"/></text:span><text:span text:style-name="T11"><text:tab/></text:span><text:span text:style-name="T11">movw</text:span><text:span text:style-name="T11"><text:tab/></text:span><text:span text:style-name="T11">r22, r24</text:span><text:span text:style-name="T11"><text:tab/></text:span><text:span text:style-name="T11">; r22:23 are used as the second parameter of strcpy (a[])</text:span></text:p>
            <text:p text:style-name="P14"><text:span text:style-name="T11"><text:s text:c="2"/></text:span><text:span text:style-name="T11">dc:</text:span><text:span text:style-name="T11"><text:tab/></text:span><text:span text:style-name="T11">ce 01 <text:s text:c="6"/></text:span><text:span text:style-name="T11"><text:tab/></text:span><text:span text:style-name="T11">movw</text:span><text:span text:style-name="T11"><text:tab/></text:span><text:span text:style-name="T11">r24, r28</text:span><text:span text:style-name="T11"><text:tab/></text:span><text:span text:style-name="T11">; r24:25 are used as the first parameter of strcpy (b[])</text:span></text:p>
            <text:p text:style-name="P14"><text:span text:style-name="T11"><text:s text:c="2"/></text:span><text:span text:style-name="T11">de:</text:span><text:span text:style-name="T11"><text:tab/></text:span><text:span text:style-name="T11">01 96 <text:s text:c="6"/></text:span><text:span text:style-name="T11"><text:tab/></text:span><text:span text:style-name="T11">adiw</text:span><text:span text:style-name="T11"><text:tab/></text:span><text:span text:style-name="T11">r24, 0x01</text:span><text:span text:style-name="T11"><text:tab/></text:span><text:span text:style-name="T11">;</text:span></text:p>
            <text:p text:style-name="P14"><text:span text:style-name="T11"><text:s text:c="2"/></text:span><text:span text:style-name="T11">e0:</text:span><text:span text:style-name="T11"><text:tab/></text:span><text:span text:style-name="T11">0e 94 76 00 </text:span><text:span text:style-name="T11"><text:tab/></text:span><text:span text:style-name="T11">call</text:span><text:span text:style-name="T11"><text:tab/></text:span><text:span text:style-name="T11">0xec</text:span><text:span text:style-name="T11"><text:tab/></text:span><text:span text:style-name="T11"><text:tab/></text:span><text:span text:style-name="T11">; call &lt;strcpy&gt; at 0xec.</text:span></text:p>
            <text:p text:style-name="P14"><text:span text:style-name="T11"><text:s text:c="2"/></text:span><text:span text:style-name="T11">e4:</text:span><text:span text:style-name="T11"><text:tab/></text:span><text:span text:style-name="T11">80 e0 <text:s text:c="6"/></text:span><text:span text:style-name="T11"><text:tab/></text:span><text:span text:style-name="T11">ldi</text:span><text:span text:style-name="T11"><text:tab/></text:span><text:span text:style-name="T11">r24, 0x00</text:span><text:span text:style-name="T11"><text:tab/></text:span><text:span text:style-name="T11">;</text:span></text:p>
            <text:p text:style-name="P14"><text:span text:style-name="T11"><text:s text:c="2"/></text:span><text:span text:style-name="T11">e6:</text:span><text:span text:style-name="T11"><text:tab/></text:span><text:span text:style-name="T11">90 e0 <text:s text:c="6"/></text:span><text:span text:style-name="T11"><text:tab/></text:span><text:span text:style-name="T11">ldi</text:span><text:span text:style-name="T11"><text:tab/></text:span><text:span text:style-name="T11">r25, 0x00</text:span><text:span text:style-name="T11"><text:tab/></text:span><text:span text:style-name="T11">;</text:span></text:p>
            <text:p text:style-name="P14"><text:span text:style-name="T11"><text:s text:c="2"/></text:span><text:span text:style-name="T11">e8:</text:span><text:span text:style-name="T11"><text:tab/></text:span><text:span text:style-name="T11">0c 94 7d 00 </text:span><text:span text:style-name="T11"><text:tab/></text:span><text:span text:style-name="T11">jmp</text:span><text:span text:style-name="T11"><text:tab/></text:span><text:span text:style-name="T11">0xfa</text:span><text:span text:style-name="T11"><text:tab/></text:span><text:span text:style-name="T11"><text:tab/></text:span><text:span text:style-name="T11">; jump to &lt;_exit&gt; at 0xfa.</text:span></text:p>
            <text:p text:style-name="P14"><text:span text:style-name="T11">000000ec &lt;strcpy&gt;:</text:span><text:span text:style-name="T11"><text:tab/></text:span><text:span text:style-name="T11"><text:tab/></text:span><text:span text:style-name="T11"><text:tab/></text:span><text:span text:style-name="T11"><text:tab/></text:span><text:span text:style-name="T11">; the stack pointer of &lt;strcpy&gt; is at 0x10F5.</text:span></text:p>
            <text:p text:style-name="P14"><text:span text:style-name="T11"><text:s text:c="2"/></text:span><text:span text:style-name="T11">ec:</text:span><text:span text:style-name="T11"><text:tab/></text:span><text:span text:style-name="T11">fb 01 <text:s text:c="6"/></text:span><text:span text:style-name="T11"><text:tab/></text:span><text:span text:style-name="T11">movw</text:span><text:span text:style-name="T11"><text:tab/></text:span><text:span text:style-name="T11">r30, r22</text:span><text:span text:style-name="T11"><text:tab/></text:span><text:span text:style-name="T11">; The second parameter (a[])is moved to Z.</text:span></text:p>
            <text:p text:style-name="P14"><text:span text:style-name="T11"><text:s text:c="2"/></text:span><text:span text:style-name="T11">ee:</text:span><text:span text:style-name="T11"><text:tab/></text:span><text:span text:style-name="T11">dc 01 <text:s text:c="6"/></text:span><text:span text:style-name="T11"><text:tab/></text:span><text:span text:style-name="T11">movw</text:span><text:span text:style-name="T11"><text:tab/></text:span><text:span text:style-name="T11">r26, r24</text:span><text:span text:style-name="T11"><text:tab/></text:span><text:span text:style-name="T11">; The first parameter (b[]) is moved to X.</text:span></text:p>
            <text:p text:style-name="P14"><text:span text:style-name="T11"><text:s text:c="2"/></text:span><text:span text:style-name="T11">f0:</text:span><text:span text:style-name="T11"><text:tab/></text:span><text:span text:style-name="T11">01 90 <text:s text:c="6"/></text:span><text:span text:style-name="T11"><text:tab/></text:span><text:span text:style-name="T11">ld</text:span><text:span text:style-name="T11"><text:tab/></text:span><text:span text:style-name="T11">r0, Z+</text:span><text:span text:style-name="T11"><text:tab/></text:span><text:span text:style-name="T11">; load a byte (char) at Z to r0</text:span></text:p>
            <text:p text:style-name="P14"><text:span text:style-name="T11"><text:s text:c="2"/></text:span><text:span text:style-name="T11">f2:</text:span><text:span text:style-name="T11"><text:tab/></text:span><text:span text:style-name="T11">0d 92 <text:s text:c="6"/></text:span><text:span text:style-name="T11"><text:tab/></text:span><text:span text:style-name="T11">st</text:span><text:span text:style-name="T11"><text:tab/></text:span><text:span text:style-name="T11">X+, r0</text:span><text:span text:style-name="T11"><text:tab/></text:span><text:span text:style-name="T11">; store r0 to X</text:span></text:p>
            <text:p text:style-name="P14"><text:span text:style-name="T11"><text:s text:c="2"/></text:span><text:span text:style-name="T11">f4:</text:span><text:span text:style-name="T11"><text:tab/></text:span><text:span text:style-name="T11">00 20 <text:s text:c="6"/></text:span><text:span text:style-name="T11"><text:tab/></text:span><text:span text:style-name="T11">and</text:span><text:span text:style-name="T11"><text:tab/></text:span><text:span text:style-name="T11">r0, r0</text:span><text:span text:style-name="T11"><text:tab/></text:span><text:span text:style-name="T11">; </text:span></text:p>
            <text:p text:style-name="P14"><text:span text:style-name="T11"><text:s text:c="2"/></text:span><text:span text:style-name="T11">f6:</text:span><text:span text:style-name="T11"><text:tab/></text:span><text:span text:style-name="T11">e1 f7 <text:s text:c="6"/></text:span><text:span text:style-name="T11"><text:tab/></text:span><text:span text:style-name="T11">brne</text:span><text:span text:style-name="T11"><text:tab/></text:span><text:span text:style-name="T11">.-8 <text:s text:c="5"/></text:span><text:span text:style-name="T11"><text:tab/></text:span><text:span text:style-name="T11">; loop until r0 is 0x00.</text:span></text:p>
            <text:p text:style-name="P14"><text:span text:style-name="T11"><text:s text:c="2"/></text:span><text:span text:style-name="T11">f8:</text:span><text:span text:style-name="T11"><text:tab/></text:span><text:span text:style-name="T11">08 95 <text:s text:c="6"/></text:span><text:span text:style-name="T11"><text:tab/></text:span><text:span text:style-name="T11">ret</text:span><text:span text:style-name="T11"><text:tab/></text:span><text:span text:style-name="T11"><text:tab/></text:span><text:span text:style-name="T11"><text:tab/></text:span><text:span text:style-name="T11">;</text:span></text:p>
            <text:p text:style-name="P14"><text:span text:style-name="T11">000000fa &lt;_exit&gt;:</text:span></text:p>
            <text:p text:style-name="P14"><text:span text:style-name="T11"><text:s text:c="2"/></text:span><text:span text:style-name="T11">fa:</text:span><text:span text:style-name="T11"><text:tab/></text:span><text:span text:style-name="T11">ff cf <text:s text:c="6"/></text:span><text:span text:style-name="T11"><text:tab/></text:span><text:span text:style-name="T11">rjmp</text:span><text:span text:style-name="T11"><text:tab/></text:span><text:span text:style-name="T11">.-2 <text:s text:c="5"/></text:span><text:span text:style-name="T11"><text:tab/></text:span><text:span text:style-name="T11">; jump to itself</text:span></text:p>
          </draw:text-box>
        </draw:frame>
        <presentation:notes draw:style-name="dp2">
          <draw:page-thumbnail draw:style-name="gr3" draw:layer="layout" svg:width="13.895cm" svg:height="10.404cm" svg:x="3.809cm" svg:y="2.12cm" draw:page-number="10" presentation:class="page"/>
          <draw:frame presentation:style-name="pr10" draw:layer="layout" svg:width="17.198cm" svg:height="12.248cm" svg:x="2.161cm" svg:y="13.2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6" draw:text-style-name="P2" draw:layer="layout" svg:width="25.131cm" svg:height="3.19cm" svg:x="1.397cm" svg:y="0.96cm" presentation:class="title" presentation:user-transformed="true">
          <draw:text-box>
            <text:p text:style-name="P8"><text:span text:style-name="T2">Example: Case 12</text:span></text:p>
          </draw:text-box>
        </draw:frame>
        <draw:frame presentation:style-name="pr12" draw:text-style-name="P2" draw:layer="layout" svg:width="9.851cm" svg:height="14.84cm" svg:x="3.809cm" svg:y="4.413cm" presentation:class="outline" presentation:user-transformed="true">
          <draw:text-box>
            <text:p text:style-name="P10"><text:span text:style-name="T12">__vectors:</text:span></text:p>
            <text:p text:style-name="P16"><text:span text:style-name="T12">vector</text:span><text:span text:style-name="T12"><text:tab/></text:span><text:span text:style-name="T12">__vector_1</text:span></text:p>
            <text:p text:style-name="P16"><text:span text:style-name="T12">vector</text:span><text:span text:style-name="T12"><text:tab/></text:span><text:span text:style-name="T12">__vector_2</text:span></text:p>
            <text:p text:style-name="P17"><text:span text:style-name="T12">......</text:span></text:p>
            <text:p text:style-name="P16"><text:span text:style-name="T12">vector</text:span><text:span text:style-name="T12"><text:tab/></text:span><text:span text:style-name="T12">__vector_35</text:span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>__init:</text:span></text:p>
            <text:p text:style-name="P16"><text:span text:style-name="T12">clr</text:span><text:span text:style-name="T12"><text:tab/></text:span><text:span text:style-name="T12">__zero_reg__</text:span></text:p>
            <text:p text:style-name="P16"><text:span text:style-name="T12">out</text:span><text:span text:style-name="T12"><text:tab/></text:span><text:span text:style-name="T12">AVR_STATUS_ADDR, __zero_reg__</text:span></text:p>
            <text:p text:style-name="P16"><text:span text:style-name="T12">ldi</text:span><text:span text:style-name="T12"><text:tab/></text:span><text:span text:style-name="T12">r28,lo8(__stack)‏</text:span></text:p>
            <text:p text:style-name="P16"><text:span text:style-name="T12">ldi</text:span><text:span text:style-name="T12"><text:tab/></text:span><text:span text:style-name="T12">r29,hi8(__stack)‏</text:span></text:p>
            <text:p text:style-name="P16"><text:span text:style-name="T12">out</text:span><text:span text:style-name="T12"><text:tab/></text:span><text:span text:style-name="T12">AVR_STACK_POINTER_HI_ADDR, r29</text:span></text:p>
            <text:p text:style-name="P17"><text:span text:style-name="T12"/></text:p>
            <text:p text:style-name="P17"><text:span text:style-name="T12"/></text:p>
            <text:p text:style-name="P17"><text:span text:style-name="T12">__do_copy_data:</text:span></text:p>
            <text:p text:style-name="P16"><text:span text:style-name="T12">ldi</text:span><text:span text:style-name="T12"><text:tab/></text:span><text:span text:style-name="T12">r17, hi8(__data_end)‏</text:span></text:p>
            <text:p text:style-name="P16"><text:span text:style-name="T12">ldi</text:span><text:span text:style-name="T12"><text:tab/></text:span><text:span text:style-name="T12">r26, lo8(__data_start)‏</text:span></text:p>
            <text:p text:style-name="P16"><text:span text:style-name="T12">ldi</text:span><text:span text:style-name="T12"><text:tab/></text:span><text:span text:style-name="T12">r27, hi8(__data_start)‏</text:span></text:p>
            <text:p text:style-name="P16"><text:span text:style-name="T12">ldi</text:span><text:span text:style-name="T12"><text:tab/></text:span><text:span text:style-name="T12">r30, lo8(__data_load_start)‏</text:span></text:p>
            <text:p text:style-name="P16"><text:span text:style-name="T12">ldi</text:span><text:span text:style-name="T12"><text:tab/></text:span><text:span text:style-name="T12">r31, hi8(__data_load_start)‏</text:span></text:p>
            <text:p text:style-name="P16"><text:span text:style-name="T12">ldi</text:span><text:span text:style-name="T12"><text:tab/></text:span><text:span text:style-name="T12">r16, hh8(__data_load_start)‏</text:span></text:p>
            <text:p text:style-name="P16"><text:span text:style-name="T12">out</text:span><text:span text:style-name="T12"><text:tab/></text:span><text:span text:style-name="T12">AVR_RAMPZ_ADDR, r16</text:span></text:p>
            <text:p text:style-name="P16"><text:span text:style-name="T12">rjmp</text:span><text:span text:style-name="T12"><text:tab/></text:span><text:span text:style-name="T12">.L__do_copy_data_start</text:span></text:p>
            <text:p text:style-name="P17"><text:span text:style-name="T12">.L__do_copy_data_loop:</text:span></text:p>
            <text:p text:style-name="P16"><text:span text:style-name="T12">elpm</text:span><text:span text:style-name="T12"><text:tab/></text:span><text:span text:style-name="T12">r0, Z+</text:span></text:p>
            <text:p text:style-name="P16"><text:span text:style-name="T12">st</text:span><text:span text:style-name="T12"><text:tab/></text:span><text:span text:style-name="T12">X+, r0</text:span></text:p>
            <text:p text:style-name="P17"><text:span text:style-name="T12">.L__do_copy_data_start:</text:span></text:p>
            <text:p text:style-name="P16"><text:span text:style-name="T12">cpi</text:span><text:span text:style-name="T12"><text:tab/></text:span><text:span text:style-name="T12">r26, lo8(__data_end)‏</text:span></text:p>
            <text:p text:style-name="P16"><text:span text:style-name="T12">cpc</text:span><text:span text:style-name="T12"><text:tab/></text:span><text:span text:style-name="T12">r27, r17</text:span></text:p>
            <text:p text:style-name="P16"><text:span text:style-name="T12">brne</text:span><text:span text:style-name="T12"><text:tab/></text:span><text:span text:style-name="T12">.L__do_copy_data_loop</text:span></text:p>
            <text:p text:style-name="P17"><text:span text:style-name="T12"/></text:p>
            <text:p text:style-name="P16"><text:span text:style-name="T12">XJMP</text:span><text:span text:style-name="T12"><text:tab/></text:span><text:span text:style-name="T12">main</text:span></text:p>
            <text:p text:style-name="P17"><text:span text:style-name="T12"/></text:p>
          </draw:text-box>
        </draw:frame>
        <draw:frame presentation:style-name="pr12" draw:text-style-name="P2" draw:layer="layout" svg:width="9.856cm" svg:height="14.84cm" svg:x="14.274cm" svg:y="4.413cm" presentation:class="outline" presentation:user-transformed="true">
          <draw:text-box>
            <text:p text:style-name="P10"><text:span text:style-name="T12">__vectors:</text:span></text:p>
            <text:p text:style-name="P16"><text:span text:style-name="T12">jmp</text:span><text:span text:style-name="T12"><text:tab/></text:span><text:span text:style-name="T12">L0188</text:span><text:span text:style-name="T12"><text:tab/></text:span><text:span text:style-name="T12">; 0x0000</text:span></text:p>
            <text:p text:style-name="P16"><text:span text:style-name="T12">jmp</text:span><text:span text:style-name="T12"><text:tab/></text:span><text:span text:style-name="T12">L01A5</text:span><text:span text:style-name="T12"><text:tab/></text:span><text:span text:style-name="T12">; 0x0002</text:span></text:p>
            <text:p text:style-name="P17"><text:span text:style-name="T12">........</text:span></text:p>
            <text:p text:style-name="P16"><text:span text:style-name="T12">jmp</text:span><text:span text:style-name="T12"><text:tab/></text:span><text:span text:style-name="T12">L01A5</text:span><text:span text:style-name="T12"><text:tab/></text:span><text:span text:style-name="T12">; 0x0044</text:span></text:p>
            <text:p text:style-name="P17"><text:span text:style-name="T12"/></text:p>
            <text:p text:style-name="P16"><text:span text:style-name="T12">.DW</text:span><text:span text:style-name="T12"><text:tab/></text:span><text:span text:style-name="T12">0xBAAB</text:span><text:span text:style-name="T12"><text:tab/></text:span><text:span text:style-name="T12">; 0x0046</text:span></text:p>
            <text:p text:style-name="P17"><text:span text:style-name="T12">......</text:span></text:p>
            <text:p text:style-name="P16"><text:span text:style-name="T12">.DW</text:span><text:span text:style-name="T12"><text:tab/></text:span><text:span text:style-name="T12">0x0081</text:span><text:span text:style-name="T12"><text:tab/></text:span><text:span text:style-name="T12">; 0x0187</text:span></text:p>
            <text:p text:style-name="P17"><text:span text:style-name="T12"/></text:p>
            <text:p text:style-name="P17"><text:span text:style-name="T12">__init:</text:span></text:p>
            <text:p text:style-name="P16"><text:span text:style-name="T12">clr</text:span><text:span text:style-name="T12"><text:tab/></text:span><text:span text:style-name="T12">r1</text:span><text:span text:style-name="T12"><text:tab/></text:span><text:span text:style-name="T12">; 0x0188</text:span></text:p>
            <text:p text:style-name="P16"><text:span text:style-name="T12">out</text:span><text:span text:style-name="T12"><text:tab/></text:span><text:span text:style-name="T12">0x3F, r1</text:span><text:span text:style-name="T12"><text:tab/></text:span><text:span text:style-name="T12">; 0x0189</text:span></text:p>
            <text:p text:style-name="P16"><text:span text:style-name="T12">ldi</text:span><text:span text:style-name="T12"><text:tab/></text:span><text:span text:style-name="T12">r28, 0xF0</text:span><text:span text:style-name="T12"><text:tab/></text:span><text:span text:style-name="T12">; 0x018A</text:span></text:p>
            <text:p text:style-name="P16"><text:span text:style-name="T12">ldi</text:span><text:span text:style-name="T12"><text:tab/></text:span><text:span text:style-name="T12">r29, 0x10</text:span><text:span text:style-name="T12"><text:tab/></text:span><text:span text:style-name="T12">; 0x018B</text:span></text:p>
            <text:p text:style-name="P16"><text:span text:style-name="T12">out</text:span><text:span text:style-name="T12"><text:tab/></text:span><text:span text:style-name="T12">0x3E, r29</text:span><text:span text:style-name="T12"><text:tab/></text:span><text:span text:style-name="T12">; 0x018C</text:span></text:p>
            <text:p text:style-name="P16"><text:span text:style-name="T12">out</text:span><text:span text:style-name="T12"><text:tab/></text:span><text:span text:style-name="T12">0x3D, r28</text:span><text:span text:style-name="T12"><text:tab/></text:span><text:span text:style-name="T12">; 0x018D</text:span></text:p>
            <text:p text:style-name="P17"><text:span text:style-name="T12"/></text:p>
            <text:p text:style-name="P17"><text:span text:style-name="T12">__do_copy_data:</text:span></text:p>
            <text:p text:style-name="P16"><text:span text:style-name="T12">ldi</text:span><text:span text:style-name="T12"><text:tab/></text:span><text:span text:style-name="T12">r17, 0x1</text:span><text:span text:style-name="T12"><text:tab/></text:span><text:span text:style-name="T12">; 0x018E</text:span></text:p>
            <text:p text:style-name="P16"><text:span text:style-name="T12">ldi</text:span><text:span text:style-name="T12"><text:tab/></text:span><text:span text:style-name="T12">r26, 0x0</text:span><text:span text:style-name="T12"><text:tab/></text:span><text:span text:style-name="T12">; 0x018F</text:span></text:p>
            <text:p text:style-name="P16"><text:span text:style-name="T12">ldi</text:span><text:span text:style-name="T12"><text:tab/></text:span><text:span text:style-name="T12">r27, 0x1</text:span><text:span text:style-name="T12"><text:tab/></text:span><text:span text:style-name="T12">; 0x0190</text:span></text:p>
            <text:p text:style-name="P16"><text:span text:style-name="T12">ldi</text:span><text:span text:style-name="T12"><text:tab/></text:span><text:span text:style-name="T12">r30, low(L11C0*2)</text:span><text:span text:style-name="T12"><text:tab/></text:span><text:span text:style-name="T12">; 0x0191</text:span></text:p>
            <text:p text:style-name="P16"><text:span text:style-name="T12">ldi</text:span><text:span text:style-name="T12"><text:tab/></text:span><text:span text:style-name="T12">r31, high(L11C0*2)</text:span><text:span text:style-name="T12"><text:tab/></text:span><text:span text:style-name="T12">; 0x0192</text:span></text:p>
            <text:p text:style-name="P16"><text:span text:style-name="T12">ldi</text:span><text:span text:style-name="T12"><text:tab/></text:span><text:span text:style-name="T12">r16, 0x0</text:span><text:span text:style-name="T12"><text:tab/></text:span><text:span text:style-name="T12">; 0x0193</text:span></text:p>
            <text:p text:style-name="P16"><text:span text:style-name="T12">out</text:span><text:span text:style-name="T12"><text:tab/></text:span><text:span text:style-name="T12">0x3B, r16</text:span><text:span text:style-name="T12"><text:tab/></text:span><text:span text:style-name="T12">; 0x0194</text:span></text:p>
            <text:p text:style-name="P16"><text:span text:style-name="T12">rjmp</text:span><text:span text:style-name="T12"><text:tab/></text:span><text:span text:style-name="T12">L0198</text:span><text:span text:style-name="T12"><text:tab/></text:span><text:span text:style-name="T12">; 0x0195</text:span></text:p>
            <text:p text:style-name="P17"><text:span text:style-name="T12">L0196:</text:span></text:p>
            <text:p text:style-name="P16"><text:span text:style-name="T12">elpm</text:span><text:span text:style-name="T12"><text:tab/></text:span><text:span text:style-name="T12">r0, Z+</text:span><text:span text:style-name="T12"><text:tab/></text:span><text:span text:style-name="T12">; 0x0196</text:span></text:p>
            <text:p text:style-name="P16"><text:span text:style-name="T12">st</text:span><text:span text:style-name="T12"><text:tab/></text:span><text:span text:style-name="T12">X+, r0</text:span><text:span text:style-name="T12"><text:tab/></text:span><text:span text:style-name="T12">; 0x0197</text:span></text:p>
            <text:p text:style-name="P17"><text:span text:style-name="T12">L0198:</text:span></text:p>
            <text:p text:style-name="P16"><text:span text:style-name="T12">cpi</text:span><text:span text:style-name="T12"><text:tab/></text:span><text:span text:style-name="T12">r26, 0xA</text:span><text:span text:style-name="T12"><text:tab/></text:span><text:span text:style-name="T12">; 0x0198</text:span></text:p>
            <text:p text:style-name="P16"><text:span text:style-name="T12">cpc</text:span><text:span text:style-name="T12"><text:tab/></text:span><text:span text:style-name="T12">r27, r17</text:span><text:span text:style-name="T12"><text:tab/></text:span><text:span text:style-name="T12">; 0x0199</text:span></text:p>
            <text:p text:style-name="P16"><text:span text:style-name="T12">brbc</text:span><text:span text:style-name="T12"><text:tab/></text:span><text:span text:style-name="T12">1, L0196</text:span><text:span text:style-name="T12"><text:tab/></text:span><text:span text:style-name="T12">; 0x019A</text:span></text:p>
            <text:p text:style-name="P17"><text:span text:style-name="T12"/></text:p>
            <text:p text:style-name="P16"><text:span text:style-name="T12">jmp</text:span><text:span text:style-name="T12"><text:tab/></text:span><text:span text:style-name="T12">L0BF6</text:span><text:span text:style-name="T12"><text:tab/></text:span><text:span text:style-name="T12">; 0x01A3, to L0BF6</text:span></text:p>
            <text:p text:style-name="P17"><text:span text:style-name="T12"/></text:p>
          </draw:text-box>
        </draw:frame>
        <presentation:notes draw:style-name="dp2">
          <draw:custom-shape draw:style-name="gr2" draw:text-style-name="P2" draw:layer="layout" svg:width="13.904cm" svg:height="10.411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8cm" svg:height="12.499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4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5cm" text:min-label-width="0.573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3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31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4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5cm" text:min-label-width="0.573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3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31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">
            <style:list-level-properties text:space-before="0.291cm" text:min-label-width="0.837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61cm" text:min-label-width="0.767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36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89cm" text:min-label-width="0.538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88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88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88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88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88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88cm" text:min-label-width="0.53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100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  <style:tab-stop style:position="24.48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50%" fo:text-align="start" fo:text-indent="0cm" style:punctuation-wrap="simple" style:line-break="strict">
        <style:tab-stops>
          <style:tab-stop style:position="0.423cm"/>
          <style:tab-stop style:position="1.693cm"/>
          <style:tab-stop style:position="2.963cm"/>
          <style:tab-stop style:position="4.233cm"/>
          <style:tab-stop style:position="5.503cm"/>
          <style:tab-stop style:position="6.773cm"/>
          <style:tab-stop style:position="8.043cm"/>
          <style:tab-stop style:position="9.313cm"/>
          <style:tab-stop style:position="10.583cm"/>
          <style:tab-stop style:position="11.853cm"/>
          <style:tab-stop style:position="13.123cm"/>
          <style:tab-stop style:position="14.393cm"/>
          <style:tab-stop style:position="15.663cm"/>
          <style:tab-stop style:position="16.933cm"/>
          <style:tab-stop style:position="18.203cm"/>
          <style:tab-stop style:position="19.473cm"/>
          <style:tab-stop style:position="20.743cm"/>
          <style:tab-stop style:position="22.013cm"/>
          <style:tab-stop style:position="23.28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50%" fo:text-align="start" fo:text-indent="0cm" style:punctuation-wrap="simple" style:line-break="strict">
        <style:tab-stops>
          <style:tab-stop style:position="0.423cm"/>
          <style:tab-stop style:position="1.693cm"/>
          <style:tab-stop style:position="2.963cm"/>
          <style:tab-stop style:position="4.233cm"/>
          <style:tab-stop style:position="5.503cm"/>
          <style:tab-stop style:position="6.773cm"/>
          <style:tab-stop style:position="8.043cm"/>
          <style:tab-stop style:position="9.313cm"/>
          <style:tab-stop style:position="10.583cm"/>
          <style:tab-stop style:position="11.853cm"/>
          <style:tab-stop style:position="13.123cm"/>
          <style:tab-stop style:position="14.393cm"/>
          <style:tab-stop style:position="15.663cm"/>
          <style:tab-stop style:position="16.933cm"/>
          <style:tab-stop style:position="18.203cm"/>
          <style:tab-stop style:position="19.473cm"/>
          <style:tab-stop style:position="20.743cm"/>
          <style:tab-stop style:position="22.013cm"/>
          <style:tab-stop style:position="23.28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50%" fo:text-align="start" fo:text-indent="0cm" style:punctuation-wrap="simple" style:line-break="strict">
        <style:tab-stops>
          <style:tab-stop style:position="0.423cm"/>
          <style:tab-stop style:position="1.693cm"/>
          <style:tab-stop style:position="2.963cm"/>
          <style:tab-stop style:position="4.233cm"/>
          <style:tab-stop style:position="5.503cm"/>
          <style:tab-stop style:position="6.773cm"/>
          <style:tab-stop style:position="8.043cm"/>
          <style:tab-stop style:position="9.313cm"/>
          <style:tab-stop style:position="10.583cm"/>
          <style:tab-stop style:position="11.853cm"/>
          <style:tab-stop style:position="13.123cm"/>
          <style:tab-stop style:position="14.393cm"/>
          <style:tab-stop style:position="15.663cm"/>
          <style:tab-stop style:position="16.933cm"/>
          <style:tab-stop style:position="18.203cm"/>
          <style:tab-stop style:position="19.473cm"/>
          <style:tab-stop style:position="20.743cm"/>
          <style:tab-stop style:position="22.013cm"/>
          <style:tab-stop style:position="23.28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50%" fo:text-align="start" fo:text-indent="0cm" style:punctuation-wrap="simple" style:line-break="strict">
        <style:tab-stops>
          <style:tab-stop style:position="0.423cm"/>
          <style:tab-stop style:position="1.693cm"/>
          <style:tab-stop style:position="2.963cm"/>
          <style:tab-stop style:position="4.233cm"/>
          <style:tab-stop style:position="5.503cm"/>
          <style:tab-stop style:position="6.773cm"/>
          <style:tab-stop style:position="8.043cm"/>
          <style:tab-stop style:position="9.313cm"/>
          <style:tab-stop style:position="10.583cm"/>
          <style:tab-stop style:position="11.853cm"/>
          <style:tab-stop style:position="13.123cm"/>
          <style:tab-stop style:position="14.393cm"/>
          <style:tab-stop style:position="15.663cm"/>
          <style:tab-stop style:position="16.933cm"/>
          <style:tab-stop style:position="18.203cm"/>
          <style:tab-stop style:position="19.473cm"/>
          <style:tab-stop style:position="20.743cm"/>
          <style:tab-stop style:position="22.013cm"/>
          <style:tab-stop style:position="23.28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50%" fo:text-align="start" fo:text-indent="0cm" style:punctuation-wrap="simple" style:line-break="strict">
        <style:tab-stops>
          <style:tab-stop style:position="0.423cm"/>
          <style:tab-stop style:position="1.693cm"/>
          <style:tab-stop style:position="2.963cm"/>
          <style:tab-stop style:position="4.233cm"/>
          <style:tab-stop style:position="5.503cm"/>
          <style:tab-stop style:position="6.773cm"/>
          <style:tab-stop style:position="8.043cm"/>
          <style:tab-stop style:position="9.313cm"/>
          <style:tab-stop style:position="10.583cm"/>
          <style:tab-stop style:position="11.853cm"/>
          <style:tab-stop style:position="13.123cm"/>
          <style:tab-stop style:position="14.393cm"/>
          <style:tab-stop style:position="15.663cm"/>
          <style:tab-stop style:position="16.933cm"/>
          <style:tab-stop style:position="18.203cm"/>
          <style:tab-stop style:position="19.473cm"/>
          <style:tab-stop style:position="20.743cm"/>
          <style:tab-stop style:position="22.013cm"/>
          <style:tab-stop style:position="23.28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4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5cm" text:min-label-width="0.573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3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31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25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25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fo:margin-left="0cm" fo:margin-right="0cm" fo:line-height="93%" fo:text-align="center" fo:text-indent="0cm" style:line-break="strict" style:writing-mode="lr-tb"/>
    </style:style>
    <style:style style:name="MP5" style:family="paragraph">
      <style:paragraph-properties fo:margin-left="0cm" fo:margin-right="0cm" fo:line-height="93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4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cm" text:min-label-width="0.538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55cm" text:min-label-width="0.573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38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22cm" svg:height="3.432cm" svg:x="1.398cm" svg:y="0.837cm" presentation:class="title" presentation:placeholder="true">
        <draw:text-box/>
      </draw:frame>
      <draw:frame presentation:style-name="Default-outline1" draw:layer="backgroundobjects" svg:width="25.122cm" svg:height="13.786cm" svg:x="1.398cm" svg:y="4.911cm" presentation:class="outline" presentation:placeholder="true">
        <draw:text-box/>
      </draw:frame>
      <draw:frame presentation:style-name="Mpr1" draw:text-style-name="MP3" draw:layer="backgroundobjects" svg:width="6.447cm" svg:height="1.373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802cm" svg:height="1.373cm" svg:x="9.578cm" svg:y="19.129cm" presentation:class="footer">
        <draw:text-box>
          <text:p text:style-name="MP4"><text:span text:style-name="MT3"><presentation:footer/></text:span></text:p>
        </draw:text-box>
      </draw:frame>
      <draw:frame presentation:style-name="Mpr3" draw:text-style-name="MP5" draw:layer="backgroundobjects" svg:width="6.447cm" svg:height="1.373cm" svg:x="20.072cm" svg:y="19.129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895cm" svg:height="10.404cm" svg:x="3.809cm" svg:y="2.12cm" presentation:class="page"/>
        <draw:frame presentation:style-name="Default-notes" draw:layer="backgroundobjects" svg:width="17.198cm" svg:height="12.498cm" svg:x="2.161cm" svg:y="13.268cm" presentation:class="notes" presentation:placeholder="true">
          <draw:text-box/>
        </draw:frame>
        <draw:frame presentation:style-name="Mpr4" draw:text-style-name="MP3" draw:layer="backgroundobjects" svg:width="9.296cm" svg:height="1.324cm" svg:x="0cm" svg:y="-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5" draw:text-style-name="MP5" draw:layer="backgroundobjects" svg:width="9.296cm" svg:height="1.324cm" svg:x="12.219cm" svg:y="-0.001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6" draw:text-style-name="MP3" draw:layer="backgroundobjects" svg:width="9.296cm" svg:height="1.324cm" svg:x="0cm" svg:y="26.54cm" presentation:class="footer">
          <draw:text-box>
            <text:p text:style-name="MP3"><text:span text:style-name="MT3"><presentation:footer/></text:span></text:p>
          </draw:text-box>
        </draw:frame>
        <draw:frame presentation:style-name="Mpr7" draw:text-style-name="MP5" draw:layer="backgroundobjects" svg:width="9.296cm" svg:height="1.324cm" svg:x="12.219cm" svg:y="26.54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Qijun Gu</meta:initial-creator>
    <meta:generator>OpenOffice.org/3.1$Linux OpenOffice.org_project/310m19$Build-9420</meta:generator>
    <dc:date>2010-11-02T12:04:33</dc:date>
    <dc:creator>Qijun Gu</dc:creator>
    <meta:editing-duration>PT01H39M38S</meta:editing-duration>
    <meta:editing-cycles>23</meta:editing-cycles>
    <meta:document-statistic meta:object-count="84"/>
    <meta:user-defined meta:name="Info 1"/>
    <meta:user-defined meta:name="Info 2"/>
    <meta:user-defined meta:name="Info 3"/>
    <meta:user-defined meta:name="Info 4"/>
  </office:meta>
</office:document-meta>
</file>